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085cm" svg:y1="15.751cm" svg:x2="9.285cm" svg:y2="15.951cm">
              <text:p/>
            </draw:line>
            <draw:line draw:style-name="gr1" draw:text-style-name="P1" draw:layer="layout" svg:x1="9.084cm" svg:y1="15.95cm" svg:x2="9.285cm" svg:y2="15.751cm">
              <text:p/>
            </draw:line>
          </draw:g>
          <draw:g>
            <draw:line draw:style-name="gr1" draw:text-style-name="P1" draw:layer="layout" svg:x1="10.317cm" svg:y1="14.271cm" svg:x2="10.582cm" svg:y2="14.368cm">
              <text:p/>
            </draw:line>
            <draw:line draw:style-name="gr1" draw:text-style-name="P1" draw:layer="layout" svg:x1="10.403cm" svg:y1="14.454cm" svg:x2="10.5cm" svg:y2="14.189cm">
              <text:p/>
            </draw:line>
          </draw:g>
          <draw:g>
            <draw:line draw:style-name="gr1" draw:text-style-name="P1" draw:layer="layout" svg:x1="11.196cm" svg:y1="15.421cm" svg:x2="11.395cm" svg:y2="15.62cm">
              <text:p/>
            </draw:line>
            <draw:line draw:style-name="gr1" draw:text-style-name="P1" draw:layer="layout" svg:x1="11.194cm" svg:y1="15.619cm" svg:x2="11.397cm" svg:y2="15.422cm">
              <text:p/>
            </draw:line>
          </draw:g>
          <draw:frame draw:style-name="gr2" draw:text-style-name="P3" draw:layer="layout" svg:width="0.941cm" svg:height="0.735cm" svg:x="8.642cm" svg:y="15.054cm">
            <draw:text-box draw:corner-radius="0.145cm">
              <text:p text:style-name="P2"><text:span text:style-name="T1">S </text:span></text:p>
            </draw:text-box>
          </draw:frame>
          <draw:frame draw:style-name="gr2" draw:text-style-name="P3" draw:layer="layout" svg:width="0.943cm" svg:height="0.735cm" svg:x="11.341cm" svg:y="15.354cm">
            <draw:text-box draw:corner-radius="0.145cm">
              <text:p text:style-name="P2"><text:span text:style-name="T1">T </text:span></text:p>
            </draw:text-box>
          </draw:frame>
          <draw:frame draw:style-name="gr2" draw:text-style-name="P3" draw:layer="layout" svg:width="0.941cm" svg:height="0.735cm" svg:x="9.942cm" svg:y="13.588cm">
            <draw:text-box draw:corner-radius="0.145cm">
              <text:p text:style-name="P2"><text:span text:style-name="T1">R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20:41.762823385</meta:creation-date>
    <dc:date>2018-02-09T11:21:01.317700982</dc:date>
    <meta:editing-duration>PT19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